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Bitstream Vera Sans Mono', 'Courier New', Courier, monospace"/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29cm" fo:widows="1" fo:text-indent="0cm" style:auto-text-indent="false"/>
      <style:text-properties officeooo:paragraph-rsid="000dcc91"/>
    </style:style>
    <style:style style:name="P2" style:family="paragraph" style:parent-style-name="Standard">
      <style:paragraph-properties fo:margin-left="0cm" fo:margin-right="0cm" style:line-height-at-least="0.529cm" fo:widows="1" fo:text-indent="0cm" style:auto-text-indent="false"/>
      <style:text-properties officeooo:paragraph-rsid="000e35a1"/>
    </style:style>
    <style:style style:name="P3" style:family="paragraph" style:parent-style-name="Standard">
      <style:paragraph-properties fo:margin-left="0cm" fo:margin-right="0cm" style:line-height-at-least="0.529cm" fo:widows="1" fo:text-indent="0cm" style:auto-text-indent="false"/>
      <style:text-properties officeooo:paragraph-rsid="001004cb"/>
    </style:style>
    <style:style style:name="P4" style:family="paragraph" style:parent-style-name="Standard">
      <style:paragraph-properties fo:margin-left="0cm" fo:margin-right="0cm" style:line-height-at-least="0.529cm" fo:widows="1" fo:text-indent="0cm" style:auto-text-indent="false"/>
      <style:text-properties officeooo:paragraph-rsid="0013305c"/>
    </style:style>
    <style:style style:name="P5" style:family="paragraph" style:parent-style-name="Standard">
      <style:paragraph-properties fo:margin-left="0cm" fo:margin-right="0cm" style:line-height-at-least="0.529cm" fo:widows="1" fo:text-indent="0cm" style:auto-text-indent="false"/>
      <style:text-properties officeooo:paragraph-rsid="00154bb6"/>
    </style:style>
    <style:style style:name="T1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2" style:family="text">
      <style:text-properties fo:font-variant="normal" fo:text-transform="none" fo:color="#333333" style:font-name="Helvetica Neue" fo:font-size="10.5pt" fo:letter-spacing="normal" fo:font-style="normal" fo:font-weight="normal" style:font-size-asian="10.5pt" style:font-size-complex="10.5pt"/>
    </style:style>
    <style:style style:name="T3" style:family="text">
      <style:text-properties fo:font-variant="normal" fo:text-transform="none" fo:color="#333333" style:font-name="Helvetica Neue" fo:font-size="10.5pt" fo:letter-spacing="normal" fo:font-style="normal" fo:font-weight="normal" officeooo:rsid="0013305c"/>
    </style:style>
    <style:style style:name="T4" style:family="text">
      <style:text-properties fo:font-variant="normal" fo:text-transform="none" fo:color="#333333" style:font-name="Helvetica Neue" fo:font-size="10.5pt" fo:letter-spacing="normal" fo:font-style="normal" fo:font-weight="normal" officeooo:rsid="00141ffc"/>
    </style:style>
    <style:style style:name="T5" style:family="text">
      <style:text-properties fo:font-variant="normal" fo:text-transform="none" fo:color="#333333" style:font-name="Helvetica Neue" fo:font-size="10.5pt" fo:letter-spacing="normal" fo:font-style="normal" fo:font-weight="normal" officeooo:rsid="00154bb6"/>
    </style:style>
    <style:style style:name="T6" style:family="text">
      <style:text-properties fo:font-variant="normal" fo:text-transform="none" fo:color="#000000" style:font-name="Helvetica Neue" fo:font-size="10.5pt" fo:letter-spacing="normal" fo:font-style="normal" fo:font-weight="normal"/>
    </style:style>
    <style:style style:name="T7" style:family="text">
      <style:text-properties fo:font-variant="normal" fo:text-transform="none" fo:color="#000000" style:font-name="Consolas" fo:font-size="10.5pt" fo:letter-spacing="normal" fo:font-style="normal" fo:font-weight="normal" style:font-size-asian="10.5pt" style:font-size-complex="10.5pt"/>
    </style:style>
    <style:style style:name="T8" style:family="text">
      <style:text-properties fo:font-variant="normal" fo:text-transform="none" fo:color="#000000" style:font-name="Consolas" fo:font-size="10.5pt" fo:letter-spacing="normal" fo:font-style="normal" fo:font-weight="normal" officeooo:rsid="0011ce01" style:font-size-asian="10.5pt" style:font-size-complex="10.5pt"/>
    </style:style>
    <style:style style:name="T9" style:family="text">
      <style:text-properties fo:font-variant="normal" fo:text-transform="none" fo:color="#000000" style:font-name="Consolas" fo:font-size="12pt" fo:letter-spacing="normal" fo:font-style="normal" fo:font-weight="normal"/>
    </style:style>
    <style:style style:name="T10" style:family="text">
      <style:text-properties fo:font-variant="normal" fo:text-transform="none" fo:color="#000000" style:font-name="Consolas" fo:font-size="12pt" fo:letter-spacing="normal" fo:font-style="normal" fo:font-weight="normal" officeooo:rsid="000e35a1"/>
    </style:style>
    <style:style style:name="T11" style:family="text">
      <style:text-properties fo:font-variant="normal" fo:text-transform="none" fo:color="#000000" style:font-name="Consolas" fo:font-size="12pt" fo:letter-spacing="normal" fo:font-style="normal" fo:font-weight="normal" officeooo:rsid="0011ce01"/>
    </style:style>
    <style:style style:name="T12" style:family="text">
      <style:text-properties fo:font-variant="normal" fo:text-transform="none" fo:color="#666666" style:font-name="Consolas" fo:font-size="10.5pt" fo:letter-spacing="normal" fo:font-style="normal" fo:font-weight="normal" style:font-size-asian="10.5pt" style:font-size-complex="10.5pt"/>
    </style:style>
    <style:style style:name="T13" style:family="text">
      <style:text-properties fo:font-variant="normal" fo:text-transform="none" fo:color="#666666" style:font-name="Consolas" fo:font-size="12pt" fo:letter-spacing="normal" fo:font-style="normal" fo:font-weight="normal"/>
    </style:style>
    <style:style style:name="T14" style:family="text">
      <style:text-properties fo:font-variant="normal" fo:text-transform="none" fo:color="#666666" style:font-name="Consolas" fo:font-size="12pt" fo:letter-spacing="normal" fo:font-style="normal" fo:font-weight="normal" officeooo:rsid="001004cb"/>
    </style:style>
    <style:style style:name="T15" style:family="text">
      <style:text-properties fo:font-variant="normal" fo:text-transform="none" fo:color="#770088" style:font-name="Consolas" fo:font-size="10.5pt" fo:letter-spacing="normal" fo:font-style="normal" fo:font-weight="normal" style:font-size-asian="10.5pt" style:font-size-complex="10.5pt"/>
    </style:style>
    <style:style style:name="T16" style:family="text">
      <style:text-properties fo:font-variant="normal" fo:text-transform="none" fo:color="#770088" style:font-name="Consolas" fo:font-size="12pt" fo:letter-spacing="normal" fo:font-style="normal" fo:font-weight="normal"/>
    </style:style>
    <style:style style:name="T17" style:family="text">
      <style:text-properties fo:font-variant="normal" fo:text-transform="none" fo:color="#aa2222" style:font-name="Consolas" fo:font-size="10.5pt" fo:letter-spacing="normal" fo:font-style="normal" fo:font-weight="normal" style:font-size-asian="10.5pt" style:font-size-complex="10.5pt"/>
    </style:style>
    <style:style style:name="T18" style:family="text">
      <style:text-properties fo:font-variant="normal" fo:text-transform="none" fo:color="#aa2222" style:font-name="Consolas" fo:font-size="12pt" fo:letter-spacing="normal" fo:font-style="normal" fo:font-weight="normal"/>
    </style:style>
    <style:style style:name="T19" style:family="text">
      <style:text-properties fo:font-variant="normal" fo:text-transform="none" fo:color="#228811" style:font-name="Consolas" fo:font-size="10.5pt" fo:letter-spacing="normal" fo:font-style="normal" fo:font-weight="normal" style:font-size-asian="10.5pt" style:font-size-complex="10.5pt"/>
    </style:style>
    <style:style style:name="T20" style:family="text">
      <style:text-properties fo:font-variant="normal" fo:text-transform="none" fo:color="#228811" style:font-name="Consolas" fo:font-size="12pt" fo:letter-spacing="normal" fo:font-style="normal" fo:font-weight="normal"/>
    </style:style>
    <style:style style:name="T21" style:family="text">
      <style:text-properties fo:font-size="10.5pt" style:font-size-asian="10.5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 Create a class in Java along with follwing fields. classname: Person fields: name, age, gender, address Access the fields in all known ways: like through getter , by dot operator</text:span></text:p>
      <text:p text:style-name="P3"><text:span text:style-name="T7"><text:line-break/></text:span><text:span text:style-name="T15">class </text:span><text:span text:style-name="T7">Person </text:span><text:span text:style-name="T12">{</text:span><text:span text:style-name="T7"><text:line-break/>String name<text:line-break/></text:span><text:span text:style-name="T15">int </text:span><text:span text:style-name="T7">age<text:line-break/>String gender<text:line-break/>String address<text:line-break/>String getAge</text:span><text:span text:style-name="T12">(){</text:span><text:span text:style-name="T17">"Age : $age"</text:span><text:span text:style-name="T12">}</text:span><text:span text:style-name="T7"><text:line-break/></text:span><text:span text:style-name="T12">}</text:span><text:span text:style-name="T7"><text:line-break/>Person person </text:span><text:span text:style-name="T12">= </text:span><text:span text:style-name="T15">new </text:span><text:span text:style-name="T7">Person</text:span><text:span text:style-name="T12">(</text:span><text:span text:style-name="T7">name</text:span><text:span text:style-name="T12">:</text:span><text:span text:style-name="T17">"Jayati"</text:span><text:span text:style-name="T12">,</text:span><text:span text:style-name="T7">gender</text:span><text:span text:style-name="T12">:</text:span><text:span text:style-name="T17">"female"</text:span><text:span text:style-name="T12">)</text:span><text:span text:style-name="T7"><text:line-break/>person</text:span><text:span text:style-name="T12">.</text:span><text:span text:style-name="T7">setAge</text:span><text:span text:style-name="T12">(</text:span><text:span text:style-name="T19">24</text:span><text:span text:style-name="T12">)</text:span><text:span text:style-name="T7"><text:line-break/>person</text:span><text:span text:style-name="T12">.</text:span><text:span text:style-name="T7">address </text:span><text:span text:style-name="T12">= </text:span><text:span text:style-name="T17">"C2 Janak Puri, New Delhi"</text:span><text:span text:style-name="T7"><text:line-break/>println person</text:span><text:span text:style-name="T12">.</text:span><text:span text:style-name="T7">name<text:line-break/>println person</text:span><text:span text:style-name="T12">.</text:span><text:span text:style-name="T7">getAge</text:span><text:span text:style-name="T12">()</text:span><text:span text:style-name="T7"><text:line-break/>println person</text:span><text:span text:style-name="T12">.</text:span><text:span text:style-name="T7">@age<text:line-break/>println person</text:span><text:span text:style-name="T12">.</text:span><text:span text:style-name="T7">getGender</text:span><text:span text:style-name="T12">()</text:span><text:span text:style-name="T7"><text:line-break/>println person</text:span><text:span text:style-name="T12">.</text:span><text:span text:style-name="T7">address</text:span><text:span text:style-name="T21"><text:line-break/></text:span><text:line-break/><text:span text:style-name="T1">2. Extend the Person class in Groovy Add following fields to it: empId, company, salary Access the fields in all known ways: like through getter , by dot operator, by @ operator.</text:span></text:p>
      <text:p text:style-name="P4"><text:span text:style-name="T15">class </text:span><text:span text:style-name="T7">Employee </text:span><text:span text:style-name="T15">extends </text:span><text:span text:style-name="T7">Person</text:span><text:span text:style-name="T12">{</text:span><text:span text:style-name="T2"><text:line-break/></text:span><text:span text:style-name="T15">int </text:span><text:span text:style-name="T7">empId</text:span><text:span text:style-name="T2"><text:line-break/></text:span><text:span text:style-name="T7">String company</text:span><text:span text:style-name="T2"><text:line-break/></text:span><text:span text:style-name="T15">double </text:span><text:span text:style-name="T7">Salary</text:span><text:span text:style-name="T2"><text:line-break/></text:span><text:span text:style-name="T7">String getCompany</text:span><text:span text:style-name="T12">(){</text:span><text:span text:style-name="T17">"Company: $company"</text:span><text:span text:style-name="T12">}</text:span><text:span text:style-name="T2"><text:line-break/></text:span><text:span text:style-name="T12">}</text:span><text:span text:style-name="T2"><text:line-break/></text:span><text:span text:style-name="T7">Employee emp </text:span><text:span text:style-name="T12">= </text:span><text:span text:style-name="T15">new </text:span><text:span text:style-name="T7">Employee</text:span><text:span text:style-name="T12">(</text:span><text:span text:style-name="T7">empId</text:span><text:span text:style-name="T12">:</text:span><text:span text:style-name="T19">123</text:span><text:span text:style-name="T12">,</text:span><text:span text:style-name="T7">name</text:span><text:span text:style-name="T12">:</text:span><text:span text:style-name="T17">"Sonal"</text:span><text:span text:style-name="T12">,</text:span><text:span text:style-name="T7">company</text:span><text:span text:style-name="T12">:</text:span><text:span text:style-name="T17">"Intelligrape"</text:span><text:span text:style-name="T12">)</text:span><text:span text:style-name="T2"><text:line-break/></text:span><text:span text:style-name="T7">emp</text:span><text:span text:style-name="T12">.</text:span><text:span text:style-name="T7">@Salary </text:span><text:span text:style-name="T12">= </text:span><text:span text:style-name="T19">560000</text:span><text:span text:style-name="T2"><text:line-break/></text:span><text:span text:style-name="T7">emp</text:span><text:span text:style-name="T12">.</text:span><text:span text:style-name="T7">setAddress</text:span><text:span text:style-name="T12">(</text:span><text:span text:style-name="T17">"Noida, UP"</text:span><text:span text:style-name="T12">)</text:span><text:span text:style-name="T2"><text:line-break/></text:span><text:span text:style-name="T7">emp</text:span><text:span text:style-name="T12">.</text:span><text:span text:style-name="T7">gender </text:span><text:span text:style-name="T12">= </text:span><text:span text:style-name="T17">"female"</text:span><text:span text:style-name="T2"><text:line-break/></text:span><text:span text:style-name="T7">println em</text:span><text:span text:style-name="T8">p.e</text:span><text:span text:style-name="T7">mpId</text:span><text:span text:style-name="T12">+</text:span><text:span text:style-name="T17">", "</text:span><text:span text:style-name="T12">+</text:span><text:span text:style-name="T7">emp</text:span><text:span text:style-name="T12">.</text:span><text:span text:style-name="T7">getName</text:span><text:span text:style-name="T12">()+</text:span><text:span text:style-name="T17">", "</text:span><text:span text:style-name="T12">+</text:span><text:span text:style-name="T7">emp</text:span><text:span text:style-name="T12">.</text:span><text:span text:style-name="T7">getSalary</text:span><text:span text:style-name="T12">()+</text:span><text:span text:style-name="T17">", "</text:span><text:span text:style-name="T12">+</text:span><text:span text:style-name="T7">emp</text:span><text:span text:style-name="T12">.</text:span><text:span text:style-name="T7">@compan</text:span><text:span text:style-name="T8">y</text:span><text:span text:style-name="T6">​​​​​​​​​​​</text:span><text:line-break/><text:line-break/><text:span text:style-name="T1">3. Print this pattern : </text:span><text:line-break/><text:span text:style-name="T1">* </text:span><text:line-break/><text:span text:style-name="T1">** </text:span><text:line-break/><text:span text:style-name="T1">**** </text:span><text:line-break/><text:span text:style-name="T1">******** </text:span></text:p>
      <text:p text:style-name="P4"><text:span text:style-name="T12">(</text:span><text:span text:style-name="T19">1.</text:span><text:span text:style-name="T12">.</text:span><text:span text:style-name="T19">6</text:span><text:span text:style-name="T12">).</text:span><text:span text:style-name="T7">each</text:span><text:span text:style-name="T12">{</text:span><text:span text:style-name="T2"><text:line-break/></text:span><text:span text:style-name="T12">(</text:span><text:span text:style-name="T7">it</text:span><text:span text:style-name="T12">*</text:span><text:span text:style-name="T7">it</text:span><text:span text:style-name="T12">).</text:span><text:span text:style-name="T7">times</text:span><text:span text:style-name="T12">{</text:span><text:span text:style-name="T7">print </text:span><text:span text:style-name="T17">"*"</text:span><text:span text:style-name="T12">}</text:span><text:span text:style-name="T2"><text:line-break/></text:span><text:span text:style-name="T7">print </text:span><text:span text:style-name="T17">"\n" <text:s/></text:span><text:span text:style-name="T2"><text:line-break/></text:span><text:span text:style-name="T12">}</text:span><text:line-break/><text:line-break/><text:span text:style-name="T1">4. GString... override the toString() of the Person class to return something like... "Sachin is a man aged 24 who lives at Delhi. He works for Intelligrape with employee id 12 and draws $$$$$$$ lots of money !!!!." </text:span></text:p>
      <text:p text:style-name="P4"><text:span text:style-name="T3">class Person {</text:span></text:p>
      <text:p text:style-name="P4"><text:span text:style-name="T3">String name</text:span></text:p>
      <text:p text:style-name="P4"><text:soft-page-break/><text:span text:style-name="T3">int age</text:span></text:p>
      <text:p text:style-name="P4"><text:span text:style-name="T3">String gender</text:span></text:p>
      <text:p text:style-name="P4"><text:span text:style-name="T3">String address</text:span></text:p>
      <text:p text:style-name="P4"><text:span text:style-name="T3">String empId</text:span></text:p>
      <text:p text:style-name="P4"><text:span text:style-name="T3">double salary</text:span></text:p>
      <text:p text:style-name="P4"><text:span text:style-name="T3">String company</text:span></text:p>
      <text:p text:style-name="P4"><text:span text:style-name="T3">def personInDetail = "${name} is a ${gender} aged ${age} who lives at ${address}, works for ${company} with employee id ${empId} and draws ${salary} !!!!."</text:span></text:p>
      <text:p text:style-name="P4"><text:span text:style-name="T3">}</text:span></text:p>
      <text:p text:style-name="P4"><text:span text:style-name="T3">Person person = new Person(empId:123,name:"Sonal",company:"Intelligrape")</text:span></text:p>
      <text:p text:style-name="P4"><text:span text:style-name="T3">person.salary = 560000</text:span></text:p>
      <text:p text:style-name="P4"><text:span text:style-name="T3">person.setAddress("Noida, UP")</text:span></text:p>
      <text:p text:style-name="P4"><text:span text:style-name="T3">person.gender = "female"</text:span></text:p>
      <text:p text:style-name="P5"><text:span text:style-name="T3">println person.personInDetail​</text:span><text:line-break/><text:line-break/><text:span text:style-name="T1">5. Groovy Truth: if('test') { printlnn "test evaluated to true inside if" } </text:span><text:line-break/><text:span text:style-name="T1">try replacing test with various objects and observe its behaviour. </text:span><text:line-break/><text:span text:style-name="T1">a) "Test" --</text:span><text:span text:style-name="T3">&gt; evaluated to true</text:span><text:line-break/><text:span text:style-name="T1">b)'null' --</text:span><text:span text:style-name="T3">&gt; evaluated to true</text:span><text:line-break/><text:span text:style-name="T1">c) null --</text:span><text:span text:style-name="T3">&gt; evaluated to false</text:span><text:line-break/><text:span text:style-name="T1">d) 100 --</text:span><text:span text:style-name="T3">&gt; evaluated to true</text:span><text:line-break/><text:span text:style-name="T1">e) 0 --</text:span><text:span text:style-name="T3">&gt; evaluated to false</text:span><text:line-break/><text:span text:style-name="T1">f) empty list --</text:span><text:span text:style-name="T4">&gt; </text:span><text:span text:style-name="T3">evaluated to </text:span><text:span text:style-name="T4">fals</text:span><text:span text:style-name="T3">e</text:span><text:line-break/><text:span text:style-name="T1">g) list with all vaues as null List list = new ArrayList() --</text:span><text:span text:style-name="T5">&gt; </text:span><text:span text:style-name="T3">evaluated to </text:span><text:span text:style-name="T4">fals</text:span><text:span text:style-name="T3">e</text:span><text:line-break/><text:line-break/><text:span text:style-name="T1">6. Write a class HourMinute where the class stores hours and minutes as separate fields. Overload + and - operator operator for this class </text:span><text:line-break/><text:line-break/><text:span text:style-name="T1">7. Print multiple of 3 upto 10 terms in at least three different ways using groovy special methods </text:span><text:line-break/><text:line-break/><text:span text:style-name="T1">8. Write a closure which checks if a value is contained within a list where the closure accepts two parameters </text:span><text:line-break/><text:line-break/><text:span text:style-name="T1">9. Combine content of all the files in a specific directory to another new file </text:span><text:line-break/><text:line-break/><text:span text:style-name="T1">10. Create a file which contains all the odd numbered lines of a given file. Each line should be numbered at the beginning of line viz : 1, 3, 5..... </text:span><text:line-break/><text:line-break/><text:span text:style-name="T1">11. Write a method which removes all the white spaces in a file and writes the output to another file. Suppose white space characters are Space, Tab and Enter </text:span><text:line-break/><text:line-break/><text:span text:style-name="T1">12. Make copy of an image type file byte by by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onaco, 'Bitstream Vera Sans Mono', 'Courier New', Courier, monospace"/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2T01:32:13.487976041</meta:creation-date>
    <dc:date>2015-07-12T12:35:06.127662489</dc:date>
    <meta:editing-duration>PT11H2M49S</meta:editing-duration>
    <meta:editing-cycles>8</meta:editing-cycles>
    <meta:generator>LibreOffice/4.4.2.2$Linux_X86_64 LibreOffice_project/40m0$Build-2</meta:generator>
    <meta:document-statistic meta:table-count="0" meta:image-count="0" meta:object-count="0" meta:page-count="2" meta:paragraph-count="19" meta:word-count="235" meta:character-count="3004" meta:non-whitespace-character-count="1505"/>
  </office:meta>
</office:document-meta>
</file>